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7804c" officeooo:paragraph-rsid="0017804c"/>
    </style:style>
    <style:style style:name="P2" style:family="paragraph" style:parent-style-name="Text_20_body">
      <style:text-properties officeooo:paragraph-rsid="0017804c"/>
    </style:style>
    <style:style style:name="T1" style:family="text">
      <style:text-properties officeooo:rsid="0017804c"/>
    </style:style>
    <style:style style:name="T2" style:family="text">
      <style:text-properties officeooo:rsid="0017b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ocial Media Organization Risk Assessment.</text:h>
      <text:p text:style-name="P2"><text:tab/><text:span text:style-name="T1">The three methods to reduce the attack surface of this network is to, set the configs on the firewalls to block unnecessary port numbers which is not used, to prevent threat actors from taking advantage of those un moderated port numbers. Also on top of that an Intrusion prevention system should be put in to block certain attackers from attacking the second time. The second method create strong password policies, putting in multi factoring authentication to make it harder for threat actors to get into the operating systems and the networks in our network with that extra layer, also by making it mandatory changing those passwords by at least once a month, with a certain length of 16 characters. Last but not least, this should also be provided to the admin password for the database so ensure that the default insecure password is not used. Then when all of this is done, a patch update will be provided </text:span><text:span text:style-name="T2">so these are met on all devices on this networ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09:27:16.867575805</meta:creation-date>
    <dc:date>2024-10-27T09:38:54.937425796</dc:date>
    <meta:editing-duration>PT29S</meta:editing-duration>
    <meta:editing-cycles>1</meta:editing-cycles>
    <meta:document-statistic meta:table-count="0" meta:image-count="0" meta:object-count="0" meta:page-count="1" meta:paragraph-count="2" meta:word-count="173" meta:character-count="1003" meta:non-whitespace-character-count="831"/>
    <meta:generator>LibreOffice/24.2.6.2$Linux_X86_64 LibreOffice_project/420$Build-2</meta:generator>
  </office:meta>
</office:document-meta>
</file>